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2" style:family="paragraph" style:parent-style-name="Text_20_body">
      <style:paragraph-properties fo:margin-left="0.106cm" fo:margin-right="0cm" fo:margin-top="0.021cm" fo:margin-bottom="0cm" style:contextual-spacing="false" fo:text-indent="0cm" style:auto-text-indent="false"/>
    </style:style>
    <style:style style:name="P3" style:family="paragraph" style:parent-style-name="Standard">
      <style:text-properties officeooo:rsid="0019c51f" officeooo:paragraph-rsid="0019c51f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</style:style>
    <style:style style:name="P5" style:family="paragraph" style:parent-style-name="Standard" style:master-page-name="">
      <loext:graphic-properties draw:fill="solid" draw:fill-color="#dee6ef" draw:fill-gradient-name="Gradient_20_1" draw:fill-hatch-name="hatch"/>
      <style:paragraph-properties fo:margin-left="6.6cm" fo:margin-right="6.6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#dee6ef" fo:padding-left="0.25cm" fo:padding-right="0.25cm" fo:padding-top="0.15cm" fo:padding-bottom="0.15cm" fo:border-left="4pt solid #3465a4" fo:border-right="none" fo:border-top="none" fo:border-bottom="none" style:writing-mode="lr-tb"/>
    </style:style>
    <style:style style:name="P6" style:family="paragraph" style:parent-style-name="Standard">
      <loext:graphic-properties draw:fill="solid" draw:fill-color="#dee6ef" draw:fill-gradient-name="Gradient_20_1" draw:fill-hatch-name="hatch"/>
      <style:paragraph-properties fo:margin-left="6.6cm" fo:margin-right="6.6cm" fo:margin-top="0cm" fo:margin-bottom="0cm" style:contextual-spacing="false" fo:line-height="100%" fo:text-align="start" style:justify-single-word="false" fo:orphans="0" fo:widows="0" fo:text-indent="0cm" style:auto-text-indent="false" fo:background-color="#dee6ef" fo:padding-left="0.25cm" fo:padding-right="0.25cm" fo:padding-top="0.15cm" fo:padding-bottom="0.15cm" fo:border-left="4pt solid #3465a4" fo:border-right="none" fo:border-top="none" fo:border-bottom="none" style:writing-mode="lr-tb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Standard" style:list-style-name="Numbering_20_123"/>
    <style:style style:name="P9" style:family="paragraph" style:parent-style-name="Standard" style:list-style-name="Numbering_20_123">
      <loext:graphic-properties draw:fill-gradient-name="gradient" draw:fill-hatch-name="hatch"/>
      <style:paragraph-properties fo:margin-top="0cm" fo:margin-bottom="0.199cm" style:contextual-spacing="false"/>
    </style:style>
    <style:style style:name="P10" style:family="paragraph" style:parent-style-name="Standard" style:list-style-name="Numbering_20_123">
      <loext:graphic-properties draw:fill-gradient-name="gradient" draw:fill-hatch-name="hatch"/>
      <style:paragraph-properties fo:margin-top="0cm" fo:margin-bottom="0.199cm" style:contextual-spacing="false"/>
      <style:text-properties officeooo:paragraph-rsid="0021c57f"/>
    </style:style>
    <style:style style:name="P11" style:family="paragraph" style:parent-style-name="Standard" style:list-style-name="Numbering_20_123">
      <loext:graphic-properties draw:fill-gradient-name="gradient" draw:fill-hatch-name="hatch"/>
      <style:paragraph-properties fo:margin-top="0cm" fo:margin-bottom="0.199cm" style:contextual-spacing="false"/>
      <style:text-properties officeooo:rsid="001e13b3" officeooo:paragraph-rsid="002ad15b"/>
    </style:style>
    <style:style style:name="P12" style:family="paragraph" style:parent-style-name="Standard" style:list-style-name="Numbering_20_123">
      <loext:graphic-properties draw:fill-gradient-name="gradient" draw:fill-hatch-name="hatch"/>
      <style:paragraph-properties fo:margin-top="0cm" fo:margin-bottom="0.199cm" style:contextual-spacing="false"/>
      <style:text-properties officeooo:rsid="00257a30" officeooo:paragraph-rsid="00257a30"/>
    </style:style>
    <style:style style:name="P13" style:family="paragraph" style:parent-style-name="Standard" style:list-style-name="Numbering_20_123">
      <style:text-properties officeooo:rsid="0025d07c" officeooo:paragraph-rsid="0025d07c"/>
    </style:style>
    <style:style style:name="P14" style:family="paragraph" style:parent-style-name="Standard" style:list-style-name="Numbering_20_123">
      <style:text-properties officeooo:rsid="0028177b" officeooo:paragraph-rsid="0028177b"/>
    </style:style>
    <style:style style:name="P15" style:family="paragraph" style:parent-style-name="Standard" style:list-style-name="Numbering_20_123">
      <style:text-properties officeooo:rsid="002aa7cd" officeooo:paragraph-rsid="002aa7cd"/>
    </style:style>
    <style:style style:name="T1" style:family="text">
      <style:text-properties officeooo:rsid="00176e05"/>
    </style:style>
    <style:style style:name="T2" style:family="text">
      <style:text-properties officeooo:rsid="001accc5"/>
    </style:style>
    <style:style style:name="T3" style:family="text">
      <style:text-properties officeooo:rsid="001c7a22"/>
    </style:style>
    <style:style style:name="T4" style:family="text">
      <style:text-properties officeooo:rsid="001d780b"/>
    </style:style>
    <style:style style:name="T5" style:family="text">
      <style:text-properties officeooo:rsid="001fbb39"/>
    </style:style>
    <style:style style:name="T6" style:family="text">
      <style:text-properties officeooo:rsid="0021c57f"/>
    </style:style>
    <style:style style:name="T7" style:family="text">
      <style:text-properties officeooo:rsid="00257a30"/>
    </style:style>
    <style:style style:name="T8" style:family="text">
      <style:text-properties officeooo:rsid="0025d07c"/>
    </style:style>
    <style:style style:name="T9" style:family="text">
      <style:text-properties officeooo:rsid="0027a188"/>
    </style:style>
    <style:style style:name="T10" style:family="text">
      <style:text-properties officeooo:rsid="0027c623"/>
    </style:style>
    <style:style style:name="T11" style:family="text">
      <style:text-properties officeooo:rsid="0029ab72"/>
    </style:style>
    <style:style style:name="T12" style:family="text">
      <style:text-properties officeooo:rsid="0029f7ef"/>
    </style:style>
    <style:style style:name="T13" style:family="text">
      <style:text-properties officeooo:rsid="002a3767"/>
    </style:style>
    <style:style style:name="T14" style:family="text">
      <style:text-properties officeooo:rsid="002aa7cd"/>
    </style:style>
    <style:style style:name="T15" style:family="text">
      <style:text-properties style:font-name="Arial" fo:language="fr" fo:country="FR" style:font-name-asian="Cambria1" style:language-asian="en" style:country-asian="US" style:font-name-complex="Cambria1" style:language-complex="ar" style:country-complex="SA"/>
    </style:style>
    <style:style style:name="T16" style:family="text">
      <style:text-properties officeooo:rsid="002ad15b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7" text:outline-level="1"><text:span text:style-name="T1">TP : </text:span>Afficher la liste des processus sous linux</text:h>
        <text:p text:style-name="Standard"/>
        <text:h text:style-name="Heading_20_3" text:outline-level="3">Commande ps <text:span text:style-name="T4">(</text:span><text:span text:style-name="T6">P</text:span><text:span text:style-name="T4">rocesses </text:span><text:span text:style-name="T6">S</text:span><text:span text:style-name="T4">napshot)</text:span></text:h>
        <text:list xml:id="list3182784931" text:style-name="Numbering_20_123">
          <text:list-item>
            <text:p text:style-name="P9">D<text:span text:style-name="T13">ans le terminal, e</text:span>xécuter la commande « ps ». Oups, elle n’affiche pas grand chose !<text:line-break/>Tester du coup la commande « ps -ef ».<text:line-break/>Trouver dans la documentation officielle la signification des paramètres « -e » <text:span text:style-name="T2">et « -</text:span>f ».<text:line-break/>Préciser <text:span text:style-name="T3">également </text:span>la signification des colonnes UID, PID, PPID, STIME, TIME, CMD.</text:p>
          </text:list-item>
          <text:list-item>
            <text:p text:style-name="P11"><text:span text:style-name="T16">Sur un autre onglet, taper « grep -r toto / », puis relancer </text:span>« ps -ef » <text:span text:style-name="T16">dans le premier onglet. <text:line-break/></text:span>Identifier la ligne correspondant à <text:span text:style-name="T16">cette commande </text:span>et <text:span text:style-name="T16">lancer</text:span> plusieurs fois « ps -ef » pour observer l’évolution de la valeur correspondant à la colonne TIME.</text:p>
          </text:list-item>
          <text:list-item>
            <text:p text:style-name="P9">Quelle commande ajouter derrière le « ps -ef » pour savoir combien de lignes affiche la commande ?<text:line-break/><text:span text:style-name="T16">E</text:span>n déduire le nombre de processus en cours.</text:p>
          </text:list-item>
          <text:list-item>
            <text:p text:style-name="P10">Quel est le PID de la commande « ps -ef » ? <text:line-break/>Quel est le processus qui a lancé cette commande ? En êtes-vous surpris ?</text:p>
          </text:list-item>
        </text:list>
        <text:p text:style-name="P4"/>
        <text:h text:style-name="Heading_20_3" text:outline-level="3">Commande kill</text:h>
        <text:list xml:id="list194827939536171" text:continue-numbering="true" text:style-name="Numbering_20_123">
          <text:list-item>
            <text:p text:style-name="P11">Noter le PID de <text:span text:style-name="T16">« grep -r toto / »</text:span> <text:span text:style-name="T5">et taper « kill » suivi de ce PID. </text:span><text:span text:style-name="T7">Que se passe-t-il ?</text:span></text:p>
          </text:list-item>
          <text:list-item>
            <text:p text:style-name="P12">Ouvrer plusieurs onglets vides sur le terminal.<text:line-break/>Comment identifier ces nouveaux onglets avec « ps -ef » ?<text:line-break/>Les tuer avec kill.</text:p>
          </text:list-item>
          <text:list-item>
            <text:p text:style-name="P9"><text:span text:style-name="T8">Chercher dans la documentation la différence entre</text:span> k<text:span text:style-name="T11">ill, </text:span>kill -15 et kill -9.<text:line-break/><text:span text:style-name="T11">Dans un nouvel onglet, lancer la commande « ping google.fr ».<text:line-break/>Identifier le PID du ping et tuer ce ping avec le signal par défaut. Est-ce que </text:span><text:span text:style-name="T14">cel</text:span><text:span text:style-name="T11">a fonctionne ?<text:line-break/>Relancer le ping, identifier le PID de l’onglet dans lequel il a été lancé et tuer cet onglet avec le signal par défaut. Est-ce que </text:span><text:span text:style-name="T14">cel</text:span><text:span text:style-name="T11">a fonctionne ? </text:span><text:span text:style-name="T12">Et si on essaie avec un signal plus fort ?</text:span></text:p>
          </text:list-item>
          <text:list-item>
            <text:p text:style-name="P9">Voyez-vous les processus des autres utilisateurs ? pouvez-vous les tuer ?</text:p>
          </text:list-item>
        </text:list>
        <text:p text:style-name="Standard"/>
        <text:h text:style-name="Heading_20_3" text:outline-level="3">Commande top</text:h>
        <text:list xml:id="list194826664805343" text:continue-numbering="true" text:style-name="Numbering_20_123">
          <text:list-item>
            <text:p text:style-name="P8">Exécuter la commande « <text:span text:style-name="T8">t</text:span>op » <text:span text:style-name="T9">qui affiche les processus les plus actifs.</text:span><text:line-break/>Quel nombre total de processus la commande annonce-t-elle ?<text:line-break/>Est-ce que ce nombre correspond à peu près au nombre de processus en cours trouvé tout à l’heure ?</text:p>
          </text:list-item>
          <text:list-item>
            <text:p text:style-name="P8"><text:span text:style-name="T10">Qu’entend-on ici par</text:span> processus « en cours » ?</text:p>
          </text:list-item>
          <text:list-item>
            <text:p text:style-name="P8">Selon quelle colonne sont triés les processus affichés ?</text:p>
          </text:list-item>
          <text:list-item>
            <text:p text:style-name="P8">Appuyer sur la touche “k” et demander à tuer la commande top. <text:s/>Est-ce que cela fonctionne ?</text:p>
          </text:list-item>
        </text:list>
        <text:p text:style-name="Standard"/>
        <text:h text:style-name="Heading_20_3" text:outline-level="3">Commande pstree</text:h>
        <text:list xml:id="list194827280351291" text:continue-numbering="true" text:style-name="Numbering_20_123">
          <text:list-item>
            <text:p text:style-name="P13"><text:span text:style-name="T11">L</text:span>ancer dans le terminal la commande « pstree -p ».</text:p>
          </text:list-item>
          <text:list-item>
            <text:p text:style-name="P14">A quoi sert le paramètre « -p » ?</text:p>
          </text:list-item>
          <text:list-item>
            <text:p text:style-name="P15">Dans un onglet, lancer « python3 », dans un autre onglet relancer <text:span text:style-name="T8">« pstree -p » </text:span>et noter les noms et PID des ascendants de la commande python3.</text:p>
          </text:list-item>
          <text:list-item>
            <text:p text:style-name="P15">Taper « ps -ef ». Retrouve-t-on les m<text:span text:style-name="T15">êmes ascendants ?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style-name="Normal" style:font-family-generic="swiss" style:font-pitch="variable" fo:language="fr" fo:country="FR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986cm" fo:margin-right="0cm" fo:text-indent="0cm" style:auto-text-indent="false"/>
      <style:text-properties style:font-name="Cambria" fo:font-family="Cambria" style:font-family-generic="roman" style:font-pitch="variable"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default-outline-level="" style:class="chapter">
      <style:paragraph-properties fo:margin-left="6.364cm" fo:margin-right="7.525cm" fo:margin-top="0.116cm" fo:margin-bottom="0cm" style:contextual-spacing="false" fo:text-align="center" style:justify-single-word="false" fo:text-indent="0cm" style:auto-text-indent="false"/>
      <style:text-properties style:font-name="Cambria" fo:font-family="Cambria" style:font-family-generic="roman" style:font-pitch="variable" fo:font-size="14pt" fo:language="fr" fo:country="FR" fo:font-style="italic" style:font-name-asian="Cambria1" style:font-family-asian="Cambria" style:font-family-generic-asian="system" style:font-pitch-asian="variable" style:font-size-asian="14pt" style:language-asian="en" style:country-asian="US" style:font-style-asian="italic" style:font-name-complex="Cambria1" style:font-family-complex="Cambria" style:font-family-generic-complex="system" style:font-pitch-complex="variable" style:font-size-complex="14pt" style:language-complex="ar" style:country-complex="SA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986cm" fo:margin-right="0cm" fo:text-indent="-0.577cm" style:auto-text-indent="false"/>
      <style:text-properties style:font-name="Cambria" fo:font-family="Cambria" style:font-family-generic="roman" style:font-pitch="variable" fo:language="fr" fo:country="FR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Cambria" fo:font-family="Cambria" style:font-family-generic="roman" style:font-pitch="variable" fo:language="fr" fo:country="FR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94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92%"/>
    </style:style>
    <style:style style:name="ListLabel_20_11" style:display-name="ListLabel 11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93%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4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92%"/>
    </style:style>
    <style:style style:name="ListLabel_20_29" style:display-name="ListLabel 29" style:family="text">
      <style:text-properties fo:language="fr" fo:country="FR" style:language-asian="en" style:country-asian="US" style:language-complex="ar" style:country-complex="SA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Questions">
      <text:list-level-style-number text:level="1" text:style-name="Numbering_20_Symbols" loext:num-list-format=" %1%)" style:num-prefix=" " style:num-suffix=")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fo:text-indent="-0.575cm" fo:margin-left="4.588cm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fo:text-indent="-0.575cm" fo:margin-left="6.387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fo:text-indent="-0.575cm" fo:margin-left="8.188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fo:text-indent="-0.575cm" fo:margin-left="9.987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fo:text-indent="-0.575cm" fo:margin-left="11.78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fo:text-indent="-0.575cm" fo:margin-left="13.587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fo:text-indent="-0.575cm" fo:margin-left="15.388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21cm" fo:margin-bottom="0cm" style:contextual-spacing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99cm" fo:margin-bottom="1.164cm" fo:margin-left="1.588cm" fo:margin-right="0.4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88cm" fo:margin-bottom="0.831cm" fo:margin-left="1.588cm" fo:margin-right="0.423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729cm" fo:margin-bottom="0.831cm" fo:margin-left="1.588cm" fo:margin-right="0.423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frame draw:style-name="Mfr1" draw:name="Cadre9" text:anchor-type="char" svg:x="10.278cm" svg:y="28.482cm" svg:width="0.443cm" svg:height="0.57cm" draw:z-index="0"><draw:text-box><text:p text:style-name="MP2"><text:page-number text:select-page="current">0</text:page-number></text:p></draw:text-box></draw:frame></text:p>
      </style:footer>
    </style:master-page>
    <style:master-page style:name="Converted2" style:page-layout-name="Mpm4" draw:style-name="Mdp1">
      <style:footer>
        <text:p text:style-name="MP1"><draw:frame draw:style-name="Mfr1" draw:name="Cadre11" text:anchor-type="char" svg:x="10.278cm" svg:y="28.482cm" svg:width="0.443cm" svg:height="0.57cm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9:59:01</meta:creation-date>
    <dc:date>2025-07-21T19:48:26.120978322</dc:date>
    <meta:editing-duration>PT3H35M17S</meta:editing-duration>
    <meta:generator>LibreOffice/7.3.7.2$Linux_X86_64 LibreOffice_project/30$Build-2</meta:generator>
    <meta:editing-cycles>21</meta:editing-cycles>
    <meta:document-statistic meta:table-count="0" meta:image-count="0" meta:object-count="0" meta:page-count="1" meta:paragraph-count="23" meta:word-count="459" meta:character-count="2392" meta:non-whitespace-character-count="19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0-0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